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tyle="normal" style:font-style-asian="normal" style:font-style-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3">Homework 2</text:p>
      <text:p text:style-name="P2">Our Work</text:p>
      <text:p text:style-name="P1"><text:tab/>In this assignment we used MPI to develop a solution to the parallel prefix sum problem as well as the compute last occurrence and team standings problems.</text:p>
      <text:p text:style-name="P1"/>
      <text:p text:style-name="P1"><text:tab/>Our solution is similar to the solution we developed using Pthreads, however the one clear difference is the way we deal with the globals nodeval and ltally. Since we are dealing with distributed memory, whenever we modify these two globals, we use sends and receives to pass along the modified values to other processes that will need to use them.</text:p>
      <text:p text:style-name="P1"/>
      <text:p text:style-name="P1"><text:tab/>The amount of sends and receives required in our solution produces an unfortunate amount of overhead and although we tuned our communication so that we only send and receive what is absolutely necessary our timing results will show that we did not achieve a meaningful speedup using MPI. We are confident that the computation time is decreasing however the communication overhead is increasing at nearly the same pace and with no tool available to measure the overhead it is difficult to know where adjustments need to be made. See our timing results for greater detail.</text:p>
      <text:p text:style-name="P1"/>
      <text:p text:style-name="P1"><text:tab/>As in homework 1 with Pthreads we used a sequential algorithm to test our results against. In addition to this we compared timings using multiple processes with timings for our program running on a single process. We also used the MPI_Scan function to test against a profession implementation of <text:s/>the scan/reduce algorithm in MPI. Our timings section will report on this as well. </text:p>
      <text:p text:style-name="P1"/>
      <text:p text:style-name="P2">Testing Methodology</text:p>
      <text:p text:style-name="P1"><text:tab/>We made use of the same algorithms teamStandingsGen and lastoccurGen to create our test cases. The main difference in our test cases for this assignment is their size. We created test cases using one to two million elements in order to give each process a meaningful amount of work to do and to ensure that computation time was not overshadowed by the startup overhead of a process. However, even for a test run using a single process we never achieved a run time greater than half a second. </text:p>
      <text:p text:style-name="P1"/>
      <text:p text:style-name="P1">To generate a test case for teamStandings:</text:p>
      <text:p text:style-name="P1"><text:tab/>./teamStandingsGen [# of teams] [# of games] [array out file] [sequential algo. output file]</text:p>
      <text:p text:style-name="P1">This generates a file specified by [array out file] where the first number is the number of teams, the second is the number of games, and the remaining numbers represent the winner of each game.</text:p>
      <text:p text:style-name="P1"/>
      <text:p text:style-name="P1">To generate a test case for lastoccur</text:p>
      <text:p text:style-name="P1"><text:tab/>./lastoccurGen [# of possible values k] [# of elements] [array out file] [sequential algo. Output <text:s/>file]</text:p>
      <text:p text:style-name="P1">This generates a file specified by [array out file] where the first number is the number of possible values <text:span text:style-name="T1">k, </text:span><text:span text:style-name="T2">the second number is the number of elements in the array, and the remaining numbers are numbers from (1..</text:span><text:span text:style-name="T1">k</text:span><text:span text:style-name="T2">).</text:span></text:p>
      <text:p text:style-name="P4"/>
      <text:p text:style-name="P6"/>
      <text:p text:style-name="P6"/>
      <text:p text:style-name="P6"><text:soft-page-break/>Evidence of Correctness</text:p>
      <text:p text:style-name="P4">To run teamStandings:</text:p>
      <text:p text:style-name="P4"><text:tab/>./teamStandings_submit[1,...,16] <text:s/>where [1,...,16] represents the number of tasks. 16 tasks = 256 cores. The data input file is of the form described below the teamStandingsGen explanation and the number of tasks must be a power of 2.</text:p>
      <text:p text:style-name="P4"/>
      <text:p text:style-name="P4">To run lastoccur:</text:p>
      <text:p text:style-name="P4"><text:tab/>./lastoccur_submit[1,...,16] where [1,...,16] represents the number of tasks. 16 tasks = 256 cores the maximum allowed on the development queue we are running on. The data input file is of the form described below the lastoccurGen explanation and the number of tasks must be a power of 2.</text:p>
      <text:p text:style-name="P4"/>
      <text:p text:style-name="P7">Tim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2-15T17:41:10</dc:date>
    <meta:editing-cycles>8</meta:editing-cycles>
    <meta:editing-duration>PT5H57M25S</meta:editing-duration>
    <meta:user-defined meta:name="Info 1"/>
    <meta:user-defined meta:name="Info 2"/>
    <meta:user-defined meta:name="Info 3"/>
    <meta:user-defined meta:name="Info 4"/>
    <meta:document-statistic meta:table-count="0" meta:image-count="0" meta:object-count="0" meta:page-count="2" meta:paragraph-count="23" meta:word-count="564" meta:character-count="3314"/>
  </office:meta>
</office:document-meta>
</file>